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0b9a6" officeooo:paragraph-rsid="0010b9a6" style:font-weight-asian="bold" style:font-weight-complex="bold"/>
    </style:style>
    <style:style style:name="P2" style:family="paragraph" style:parent-style-name="Standard">
      <style:paragraph-properties fo:line-height="200%" fo:text-align="justify" style:justify-single-word="false"/>
      <style:text-properties officeooo:rsid="0010b9a6" officeooo:paragraph-rsid="0010b9a6"/>
    </style:style>
    <style:style style:name="P3" style:family="paragraph" style:parent-style-name="Standard">
      <style:paragraph-properties fo:line-height="200%" fo:text-align="justify" style:justify-single-word="false"/>
      <style:text-properties officeooo:rsid="0012096c" officeooo:paragraph-rsid="003ce7f6"/>
    </style:style>
    <style:style style:name="P4" style:family="paragraph" style:parent-style-name="Standard">
      <style:text-properties fo:font-size="14pt" fo:font-weight="bold" officeooo:rsid="0010b9a6" officeooo:paragraph-rsid="0010b9a6" style:font-size-asian="14pt" style:font-weight-asian="bold" style:font-size-complex="14pt" style:font-weight-complex="bold"/>
    </style:style>
    <style:style style:name="P5" style:family="paragraph" style:parent-style-name="Text_20_body">
      <style:paragraph-properties fo:line-height="200%" fo:text-align="justify" style:justify-single-word="false"/>
      <style:text-properties fo:font-style="normal" fo:font-weight="normal" officeooo:paragraph-rsid="0047e3ef"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paragraph-rsid="004843a7"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paragraph-rsid="004a0de9" style:font-style-asian="normal" style:font-weight-asian="normal" style:font-style-complex="normal" style:font-weight-complex="normal"/>
    </style:style>
    <style:style style:name="P8" style:family="paragraph" style:parent-style-name="Text_20_body">
      <style:paragraph-properties fo:line-height="200%" fo:text-align="justify" style:justify-single-word="false"/>
      <style:text-properties fo:font-style="normal" fo:font-weight="normal" officeooo:paragraph-rsid="004ad972" style:font-style-asian="normal" style:font-weight-asian="normal" style:font-style-complex="normal" style:font-weight-complex="normal"/>
    </style:style>
    <style:style style:name="P9"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10" style:family="paragraph" style:parent-style-name="Text_20_body">
      <style:paragraph-properties fo:line-height="200%" fo:text-align="justify" style:justify-single-word="false"/>
      <style:text-properties fo:font-style="normal" fo:font-weight="normal" officeooo:rsid="00273d7b" officeooo:paragraph-rsid="00291b63" style:font-style-asian="normal" style:font-weight-asian="normal" style:font-style-complex="normal" style:font-weight-complex="normal"/>
    </style:style>
    <style:style style:name="P11" style:family="paragraph" style:parent-style-name="Text_20_body">
      <style:paragraph-properties fo:line-height="200%" fo:text-align="justify" style:justify-single-word="false"/>
      <style:text-properties fo:font-style="normal" fo:font-weight="normal" officeooo:rsid="002ab106" officeooo:paragraph-rsid="002ab106" style:font-style-asian="normal" style:font-weight-asian="normal" style:font-style-complex="normal" style:font-weight-complex="normal"/>
    </style:style>
    <style:style style:name="P12" style:family="paragraph" style:parent-style-name="Text_20_body">
      <style:paragraph-properties fo:line-height="200%" fo:text-align="justify" style:justify-single-word="false"/>
      <style:text-properties fo:font-style="normal" fo:font-weight="normal" officeooo:rsid="0038bf15" officeooo:paragraph-rsid="0038bf15" style:font-style-asian="normal" style:font-weight-asian="normal" style:font-style-complex="normal" style:font-weight-complex="normal"/>
    </style:style>
    <style:style style:name="P13" style:family="paragraph" style:parent-style-name="Text_20_body">
      <style:paragraph-properties fo:line-height="200%" fo:text-align="justify" style:justify-single-word="false"/>
      <style:text-properties fo:font-style="normal" fo:font-weight="normal" officeooo:paragraph-rsid="00308305"/>
    </style:style>
    <style:style style:name="P14"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15" style:family="paragraph" style:parent-style-name="Text_20_body">
      <style:paragraph-properties fo:line-height="200%" fo:text-align="justify" style:justify-single-word="false"/>
      <style:text-properties fo:font-style="normal" fo:font-weight="normal" officeooo:rsid="0035334e" officeooo:paragraph-rsid="0035334e" fo:background-color="transparent"/>
    </style:style>
    <style:style style:name="P16" style:family="paragraph" style:parent-style-name="Text_20_body">
      <style:paragraph-properties fo:line-height="200%" fo:text-align="justify" style:justify-single-word="false"/>
      <style:text-properties fo:font-style="normal" fo:font-weight="normal" officeooo:rsid="0019470a" officeooo:paragraph-rsid="001cda9d" fo:background-color="transparent" style:font-style-asian="normal" style:font-weight-asian="normal" style:font-style-complex="normal" style:font-weight-complex="normal"/>
    </style:style>
    <style:style style:name="P17" style:family="paragraph" style:parent-style-name="Text_20_body">
      <style:paragraph-properties fo:line-height="200%" fo:text-align="justify" style:justify-single-word="false"/>
      <style:text-properties fo:font-style="normal" fo:font-weight="normal" officeooo:rsid="001dac64" officeooo:paragraph-rsid="001dac64" fo:background-color="transparent" style:font-style-asian="normal" style:font-weight-asian="normal" style:font-style-complex="normal" style:font-weight-complex="normal"/>
    </style:style>
    <style:style style:name="P18" style:family="paragraph" style:parent-style-name="Text_20_body">
      <style:paragraph-properties fo:line-height="200%" fo:text-align="justify" style:justify-single-word="false"/>
      <style:text-properties fo:font-style="normal" fo:font-weight="normal" officeooo:rsid="001dac64" officeooo:paragraph-rsid="004ad972" fo:background-color="transparent" style:font-style-asian="normal" style:font-weight-asian="normal" style:font-style-complex="normal" style:font-weight-complex="normal"/>
    </style:style>
    <style:style style:name="P19" style:family="paragraph" style:parent-style-name="Text_20_body">
      <style:paragraph-properties fo:line-height="200%" fo:text-align="justify" style:justify-single-word="false"/>
      <style:text-properties fo:font-style="normal" fo:font-weight="normal" officeooo:rsid="0016d010" officeooo:paragraph-rsid="0021b55a" fo:background-color="transparent" style:font-style-asian="normal" style:font-weight-asian="normal" style:font-style-complex="normal" style:font-weight-complex="normal"/>
    </style:style>
    <style:style style:name="P20"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21" style:family="paragraph" style:parent-style-name="Text_20_body">
      <style:paragraph-properties fo:line-height="200%" fo:text-align="justify" style:justify-single-word="false"/>
      <style:text-properties fo:font-style="normal" fo:font-weight="normal" officeooo:rsid="00291b63" officeooo:paragraph-rsid="00291b63" fo:background-color="transparent" style:font-style-asian="normal" style:font-weight-asian="normal" style:font-style-complex="normal" style:font-weight-complex="normal"/>
    </style:style>
    <style:style style:name="P22"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23"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5334e" officeooo:paragraph-rsid="0032e1b7" fo:background-color="transparent" style:font-style-asian="normal" style:font-weight-asian="normal" style:font-style-complex="normal" style:font-weight-complex="normal"/>
    </style:style>
    <style:style style:name="P24" style:family="paragraph" style:parent-style-name="Text_20_body">
      <style:paragraph-properties fo:line-height="200%" fo:text-align="justify" style:justify-single-word="false"/>
      <style:text-properties fo:font-style="normal" fo:font-weight="normal" officeooo:rsid="0016d010" officeooo:paragraph-rsid="004843a7" fo:background-color="transparent" style:font-style-asian="normal" style:font-weight-asian="normal" style:font-style-complex="normal" style:font-weight-complex="normal"/>
    </style:style>
    <style:style style:name="P25" style:family="paragraph" style:parent-style-name="Text_20_body">
      <style:paragraph-properties fo:line-height="200%" fo:text-align="justify" style:justify-single-word="false"/>
      <style:text-properties fo:font-style="normal" fo:font-weight="normal" officeooo:rsid="0047e3ef" officeooo:paragraph-rsid="0047e3ef" fo:background-color="transparent" style:font-style-asian="normal" style:font-weight-asian="normal" style:font-style-complex="normal" style:font-weight-complex="normal"/>
    </style:style>
    <style:style style:name="P26"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27" style:family="paragraph" style:parent-style-name="Text_20_body">
      <style:paragraph-properties fo:line-height="200%" fo:text-align="justify" style:justify-single-word="false"/>
      <style:text-properties fo:font-style="normal" fo:font-weight="normal" officeooo:rsid="004a0de9" officeooo:paragraph-rsid="004a0de9" fo:background-color="#ffff99" style:font-style-asian="normal" style:font-weight-asian="normal" style:font-style-complex="normal" style:font-weight-complex="normal"/>
    </style:style>
    <style:style style:name="P28" style:family="paragraph" style:parent-style-name="Text_20_body">
      <style:paragraph-properties fo:line-height="200%" fo:text-align="justify" style:justify-single-word="false"/>
      <style:text-properties fo:font-style="normal" fo:font-weight="normal" officeooo:rsid="00277585" officeooo:paragraph-rsid="004ad972" fo:background-color="#ffff99" style:font-style-asian="normal" style:font-weight-asian="normal" style:font-style-complex="normal" style:font-weight-complex="normal"/>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49b06" fo:background-color="#fff200" loext:char-shading-value="0"/>
    </style:style>
    <style:style style:name="T2" style:family="text">
      <style:text-properties officeooo:rsid="00408ba9" fo:background-color="#fff200" loext:char-shading-value="0"/>
    </style:style>
    <style:style style:name="T3" style:family="text">
      <style:text-properties fo:background-color="transparent" loext:char-shading-value="0"/>
    </style:style>
    <style:style style:name="T4" style:family="text">
      <style:text-properties officeooo:rsid="0016d010" fo:background-color="transparent" loext:char-shading-value="0"/>
    </style:style>
    <style:style style:name="T5" style:family="text">
      <style:text-properties officeooo:rsid="00183eff" fo:background-color="transparent" loext:char-shading-value="0"/>
    </style:style>
    <style:style style:name="T6" style:family="text">
      <style:text-properties officeooo:rsid="0018ec84" fo:background-color="transparent" loext:char-shading-value="0"/>
    </style:style>
    <style:style style:name="T7" style:family="text">
      <style:text-properties officeooo:rsid="0019470a" fo:background-color="transparent" loext:char-shading-value="0"/>
    </style:style>
    <style:style style:name="T8" style:family="text">
      <style:text-properties officeooo:rsid="001cda9d" fo:background-color="transparent" loext:char-shading-value="0"/>
    </style:style>
    <style:style style:name="T9" style:family="text">
      <style:text-properties officeooo:rsid="001dac64" fo:background-color="transparent" loext:char-shading-value="0"/>
    </style:style>
    <style:style style:name="T10" style:family="text">
      <style:text-properties officeooo:rsid="001ea524" fo:background-color="transparent" loext:char-shading-value="0"/>
    </style:style>
    <style:style style:name="T11" style:family="text">
      <style:text-properties officeooo:rsid="001fe5db" fo:background-color="transparent" loext:char-shading-value="0"/>
    </style:style>
    <style:style style:name="T12" style:family="text">
      <style:text-properties officeooo:rsid="0023c48e" fo:background-color="transparent" loext:char-shading-value="0"/>
    </style:style>
    <style:style style:name="T13" style:family="text">
      <style:text-properties officeooo:rsid="00291b63" fo:background-color="transparent" loext:char-shading-value="0"/>
    </style:style>
    <style:style style:name="T14" style:family="text">
      <style:text-properties officeooo:rsid="002b81ab" fo:background-color="transparent" loext:char-shading-value="0"/>
    </style:style>
    <style:style style:name="T15" style:family="text">
      <style:text-properties fo:background-color="transparent" loext:char-shading-value="0" style:font-style-asian="normal" style:font-weight-asian="normal" style:font-style-complex="normal" style:font-weight-complex="normal"/>
    </style:style>
    <style:style style:name="T16" style:family="text">
      <style:text-properties officeooo:rsid="002b81ab" fo:background-color="transparent" loext:char-shading-value="0" style:font-style-asian="normal" style:font-weight-asian="normal" style:font-style-complex="normal" style:font-weight-complex="normal"/>
    </style:style>
    <style:style style:name="T17" style:family="text">
      <style:text-properties officeooo:rsid="002c5b7d" fo:background-color="transparent" loext:char-shading-value="0" style:font-style-asian="normal" style:font-weight-asian="normal" style:font-style-complex="normal" style:font-weight-complex="normal"/>
    </style:style>
    <style:style style:name="T18" style:family="text">
      <style:text-properties officeooo:rsid="002f3bfb" fo:background-color="transparent" loext:char-shading-value="0" style:font-style-asian="normal" style:font-weight-asian="normal" style:font-style-complex="normal" style:font-weight-complex="normal"/>
    </style:style>
    <style:style style:name="T19" style:family="text">
      <style:text-properties officeooo:rsid="00308305" fo:background-color="transparent" loext:char-shading-value="0" style:font-style-asian="normal" style:font-weight-asian="normal" style:font-style-complex="normal" style:font-weight-complex="normal"/>
    </style:style>
    <style:style style:name="T20" style:family="text">
      <style:text-properties officeooo:rsid="00324dcd" fo:background-color="transparent" loext:char-shading-value="0" style:font-style-asian="normal" style:font-weight-asian="normal" style:font-style-complex="normal" style:font-weight-complex="normal"/>
    </style:style>
    <style:style style:name="T21" style:family="text">
      <style:text-properties officeooo:rsid="0032e1b7" fo:background-color="transparent" loext:char-shading-value="0" style:font-style-asian="normal" style:font-weight-asian="normal" style:font-style-complex="normal" style:font-weight-complex="normal"/>
    </style:style>
    <style:style style:name="T22" style:family="text">
      <style:text-properties officeooo:rsid="0034d518" fo:background-color="transparent" loext:char-shading-value="0" style:font-style-asian="normal" style:font-weight-asian="normal" style:font-style-complex="normal" style:font-weight-complex="normal"/>
    </style:style>
    <style:style style:name="T23" style:family="text">
      <style:text-properties officeooo:rsid="0035334e" fo:background-color="transparent" loext:char-shading-value="0" style:font-style-asian="normal" style:font-weight-asian="normal" style:font-style-complex="normal" style:font-weight-complex="normal"/>
    </style:style>
    <style:style style:name="T24" style:family="text">
      <style:text-properties officeooo:rsid="00390d73" fo:background-color="transparent" loext:char-shading-value="0"/>
    </style:style>
    <style:style style:name="T25" style:family="text">
      <style:text-properties officeooo:rsid="003b74bc" fo:background-color="transparent" loext:char-shading-value="0"/>
    </style:style>
    <style:style style:name="T26" style:family="text">
      <style:text-properties officeooo:rsid="004459f2" fo:background-color="transparent" loext:char-shading-value="0"/>
    </style:style>
    <style:style style:name="T27" style:family="text">
      <style:text-properties officeooo:rsid="00465037" fo:background-color="transparent" loext:char-shading-value="0"/>
    </style:style>
    <style:style style:name="T28" style:family="text">
      <style:text-properties officeooo:rsid="0046bb49" fo:background-color="transparent" loext:char-shading-value="0"/>
    </style:style>
    <style:style style:name="T29" style:family="text">
      <style:text-properties officeooo:rsid="0047e3ef" fo:background-color="transparent" loext:char-shading-value="0"/>
    </style:style>
    <style:style style:name="T30" style:family="text">
      <style:text-properties officeooo:rsid="004946c8" fo:background-color="transparent" loext:char-shading-value="0"/>
    </style:style>
    <style:style style:name="T31" style:family="text">
      <style:text-properties officeooo:rsid="004a0de9" fo:background-color="transparent" loext:char-shading-value="0"/>
    </style:style>
    <style:style style:name="T32" style:family="text">
      <style:text-properties officeooo:rsid="004ad972" fo:background-color="transparent" loext:char-shading-value="0"/>
    </style:style>
    <style:style style:name="T33"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34"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35"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36" style:family="text">
      <style:text-properties fo:font-size="12pt" fo:language="en" fo:country="US" officeooo:rsid="001ea524" fo:background-color="transparent" loext:char-shading-value="0" style:font-size-asian="12pt" style:font-size-complex="12pt"/>
    </style:style>
    <style:style style:name="T37"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38" style:family="text">
      <style:text-properties officeooo:rsid="002f3bfb" fo:background-color="#ffff00" loext:char-shading-value="0" style:font-style-asian="normal" style:font-weight-asian="normal" style:font-style-complex="normal" style:font-weight-complex="normal"/>
    </style:style>
    <style:style style:name="T39" style:family="text">
      <style:text-properties officeooo:rsid="00308305" fo:background-color="#ffff00" loext:char-shading-value="0" style:font-style-asian="normal" style:font-weight-asian="normal" style:font-style-complex="normal" style:font-weight-complex="normal"/>
    </style:style>
    <style:style style:name="T40" style:family="text">
      <style:text-properties officeooo:rsid="0035334e" fo:background-color="#ffff00" loext:char-shading-value="0" style:font-style-asian="normal" style:font-weight-asian="normal" style:font-style-complex="normal" style:font-weight-complex="normal"/>
    </style:style>
    <style:style style:name="T41" style:family="text">
      <style:text-properties style:font-style-asian="normal" style:font-weight-asian="normal" style:font-style-complex="normal" style:font-weight-complex="normal"/>
    </style:style>
    <style:style style:name="T42" style:family="text">
      <style:text-properties officeooo:rsid="0035334e" style:font-style-asian="normal" style:font-weight-asian="normal" style:font-style-complex="normal" style:font-weight-complex="normal"/>
    </style:style>
    <style:style style:name="T43" style:family="text">
      <style:text-properties officeooo:rsid="0035f6b6" style:font-style-asian="normal" style:font-weight-asian="normal" style:font-style-complex="normal" style:font-weight-complex="normal"/>
    </style:style>
    <style:style style:name="T44" style:family="text">
      <style:text-properties officeooo:rsid="0037f0b4" style:font-style-asian="normal" style:font-weight-asian="normal" style:font-style-complex="normal" style:font-weight-complex="normal"/>
    </style:style>
    <style:style style:name="T45" style:family="text">
      <style:text-properties officeooo:rsid="0038bf15" style:font-style-asian="normal" style:font-weight-asian="normal" style:font-style-complex="normal" style:font-weight-complex="normal"/>
    </style:style>
    <style:style style:name="T46" style:family="text">
      <style:text-properties officeooo:rsid="003b74bc"/>
    </style:style>
    <style:style style:name="T47" style:family="text">
      <style:text-properties fo:background-color="#cccccc" loext:char-shading-value="0"/>
    </style:style>
    <style:style style:name="T48" style:family="text">
      <style:text-properties officeooo:rsid="003b74bc" fo:background-color="#cccccc" loext:char-shading-value="0"/>
    </style:style>
    <style:style style:name="T49" style:family="text">
      <style:text-properties officeooo:rsid="003ce7f6" fo:background-color="#cccccc" loext:char-shading-value="0"/>
    </style:style>
    <style:style style:name="T50" style:family="text">
      <style:text-properties officeooo:rsid="003ce7f6"/>
    </style:style>
    <style:style style:name="T51" style:family="text">
      <style:text-properties fo:font-weight="bold" officeooo:rsid="00408ba9" style:font-weight-asian="bold" style:font-weight-complex="bold"/>
    </style:style>
    <style:style style:name="T52" style:family="text">
      <style:text-properties fo:font-weight="bold" officeooo:rsid="0047e3ef" style:font-weight-asian="bold" style:font-weight-complex="bold"/>
    </style:style>
    <style:style style:name="T53" style:family="text">
      <style:text-properties fo:font-weight="bold" officeooo:rsid="0016d010" fo:background-color="transparent" loext:char-shading-value="0" style:font-weight-asian="bold" style:font-weight-complex="bold"/>
    </style:style>
    <style:style style:name="T54" style:family="text">
      <style:text-properties fo:font-weight="bold" officeooo:rsid="004459f2" fo:background-color="transparent" loext:char-shading-value="0" style:font-weight-asian="bold" style:font-weight-complex="bold"/>
    </style:style>
    <style:style style:name="T55" style:family="text">
      <style:text-properties fo:background-color="#ffff99" loext:char-shading-value="0"/>
    </style:style>
    <style:style style:name="T56" style:family="text">
      <style:text-properties officeooo:rsid="003ce7f6" fo:background-color="#ffff99" loext:char-shading-value="0"/>
    </style:style>
    <style:style style:name="T57" style:family="text">
      <style:text-properties officeooo:rsid="00149b06" fo:background-color="#ffff99" loext:char-shading-value="0"/>
    </style:style>
    <style:style style:name="T58" style:family="text">
      <style:text-properties officeooo:rsid="0016d010" fo:background-color="#ffff99" loext:char-shading-value="0"/>
    </style:style>
    <style:style style:name="T59" style:family="text">
      <style:text-properties officeooo:rsid="004843a7" fo:background-color="#ffff99" loext:char-shading-value="0"/>
    </style:style>
    <style:style style:name="T60" style:family="text">
      <style:text-properties officeooo:rsid="004a0de9" fo:background-color="#ffff99" loext:char-shading-value="0"/>
    </style:style>
    <style:style style:name="T61" style:family="text">
      <style:text-properties officeooo:rsid="004c9d1c" fo:background-color="#ffff99" loext:char-shading-value="0"/>
    </style:style>
    <style:style style:name="T62" style:family="text">
      <style:text-properties officeooo:rsid="004946c8"/>
    </style:style>
    <style:style style:name="T63" style:family="text">
      <style:text-properties officeooo:rsid="0021b55a"/>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iscussion</text:p>
      <text:p text:style-name="P2"/>
      <text:p text:style-name="P3"><text:span text:style-name="T25">T</text:span><text:span text:style-name="T3">he estimation of breeding values requires financial resources for the </text:span><text:span text:style-name="T28">continuous</text:span><text:span text:style-name="T3"> collection of data. While </text:span><text:span text:style-name="T25">breeding programmes usually have a secure</text:span><text:span text:style-name="T3"> funding for phenotyping, the funding for genotyping is not yet well established to initiate and regularly update the training population for genomic prediction.</text:span> <text:span text:style-name="T47">An alternative to this is to join an international consortia, if one exists, and use an international training population</text:span>. In this paper we propose <text:span text:style-name="T46">implementing genomic selection by optimizing the investment into phenotyping and genotyping</text:span>.<text:span text:style-name="T47"> </text:span><text:span text:style-name="T48">The premise is that repeated phenotyping has dimi</text:span><text:span text:style-name="T49">ni</text:span><text:span text:style-name="T48">shing returns and genomic selection increases genetic gain by means others than the accuracy. </text:span><text:span text:style-name="T55">We show that by reallocating a part of phenotyping resources to genotyping, </text:span><text:span text:style-name="T56">we can substantially</text:span><text:span text:style-name="T55"> increase genetic gain regardless of the cost and amount of genotyping, and the availability of initial training population. </text:span><text:span text:style-name="T56">Despite reduced phenotyping, the genetic gain increases with increased genotyping. Also, the implementation of genomic selection also increases the accuracy of non-phenotyped selection candidates.</text:span><text:span text:style-name="T50"> These results raised four discussion points 1) how optimization of investment in phenotyping and genotyping affects genetic gain with or without an initial training population; 2) how optimization of investment in phenotyping and genotyping affects prediction accuracy with and without and initial training population; 3) limitations and remarks of the study; 4) implications for breeding programmes.</text:span></text:p>
      <text:p text:style-name="P2"/>
      <text:p text:style-name="P1">1 Genetic gain</text:p>
      <text:p text:style-name="P1"/>
      <text:p text:style-name="P6"><text:span text:style-name="T51">Implementing genomic selection by optimizing the investment in phenotyping and genotyping increased genetic gain </text:span><text:span text:style-name="T52">compared to the conventional scenario, </text:span><text:span text:style-name="T51">despite reduced phenotyping. </text:span><text:span text:style-name="T62">With an initial training population available, the genomic scenarios achieved up to 147% genetic gain of the conventional scenario. </text:span><text:span text:style-name="T1">Scenarios with an initial training population mimicked the </text:span><text:span text:style-name="T2">availability</text:span><text:span text:style-name="T1"> of </text:span><text:span text:style-name="T2">an</text:span><text:span text:style-name="T1"> international training populations</text:span><text:span text:style-name="T57">.</text:span><text:span text:style-name="T58"> </text:span><text:span text:style-name="T59">The reasons for this are that the genomic selection reduced generation interval and increased the intensity of selection, and the diminishing return relationship between the number of phenotypic records and accuracy.</text:span></text:p>
      <text:p text:style-name="P24"><text:soft-page-break/></text:p>
      <text:p text:style-name="P7"><text:span text:style-name="T30">The first reason for this is the reduced generation interval in genomic selection. </text:span><text:span text:style-name="T29">As shown in </text:span><text:span text:style-name="T30">previous studies</text:span><text:span text:style-name="T29">, the genomic selection doubles the genetic gain compared to the conventional progeny-testing scheme despite reduced accuracy of selection (</text:span><text:span text:style-name="T30">Wiggans et al.; </text:span><text:span text:style-name="T29">Obšteter et al., 2019). </text:span><text:span text:style-name="T30">Secondly, the genomic selection increased the intensity of selection. </text:span><text:span text:style-name="T31">Since progeny-testing is a costly and a lengthier procedure, the conventional schemes do not have a lot of space to increase the number of tested bulls and hence increase accuracy (REFERENCE). Genomic selection massively reduced the price of testing male candidates and thus allowed for increased intensity of male selection. And thirdly, the number of </text:span><text:span text:style-name="T59">phenotypic records and accuracy </text:span><text:span text:style-name="T60">have a diminishing return relationship. Studies showed that COFFEY PAPER. We discuss the accuracies more in details below.</text:span></text:p>
      <text:p text:style-name="P27"/>
      <text:p text:style-name="P27"/>
      <text:p text:style-name="P25"/>
      <text:p text:style-name="P25"/>
      <text:p text:style-name="P5"><text:span text:style-name="T26">Further on, a</text:span><text:span text:style-name="T6">s suggested by the theoretical </text:span><text:span text:style-name="T7">calculations, removing a repeated record does not decreased the accuracy enough to counteract the benefit of reducing</text:span><text:span text:style-name="T4"> the generation interval and increas</text:span><text:span text:style-name="T7">ing</text:span><text:span text:style-name="T4"> the accuracy of selection of young </text:span><text:span text:style-name="T6">un-phenotyped </text:span><text:span text:style-name="T4">candidates, </text:span><text:span text:style-name="T7">that comes with genomic selection</text:span><text:span text:style-name="T4">. </text:span><text:span text:style-name="T8">According to Mrode, at heritability of 0.25 and repeatability of 0.35, increasing the number of phenotypic records from five to 11 only increase accuracy for 0.06.</text:span></text:p>
      <text:p text:style-name="P16"/>
      <text:p text:style-name="P8"><text:span text:style-name="T53">The genetic gain also increased with increasing the </text:span><text:span text:style-name="T54">investment</text:span><text:span text:style-name="T53"> </text:span><text:span text:style-name="T54">into</text:span><text:span text:style-name="T53"> genotyping.</text:span><text:span text:style-name="T4"> </text:span><text:span text:style-name="T8">The </text:span><text:span text:style-name="T27">main </text:span><text:span text:style-name="T8">driving force of this increase was increasing </text:span><text:span text:style-name="T27">the </text:span><text:span text:style-name="T8">intensity of sire selection.</text:span><text:span text:style-name="T5"> </text:span><text:span text:style-name="T26">I</text:span><text:span text:style-name="T4">ncreasing the </text:span><text:span text:style-name="T32">investment into</text:span><text:span text:style-name="T4"> genotyping resulted in more male candidates tested, but same number selected, </text:span><text:soft-page-break/><text:span text:style-name="T4">which in turn increased selection intensity. </text:span><text:span text:style-name="T9">In our case, there was no increase in</text:span><text:span text:style-name="T5"> selection accuracy for young male candidates </text:span><text:span text:style-name="T9">with increasing the number of </text:span><text:span text:style-name="T5">genotyp</text:span><text:span text:style-name="T9">ed animals</text:span><text:span text:style-name="T5"> </text:span><text:span text:style-name="T8">(discussed in the next section), </text:span><text:span text:style-name="T9">hence this did not contribute to enlarged genetic gain. </text:span></text:p>
      <text:p text:style-name="P28">Although not significant, the maximum genetic gain was not observed in the maximum genotyping scenario that collected only one phenotypic record, but in the scenario that collected two phenotype records and invested the rest into genotyping instead. This follows the drops in accuracies for male and female selection candidates, that we observed with only one phenotype record collected, however, these drops are also not significant.</text:p>
      <text:p text:style-name="P18"><text:span text:style-name="T63">Although increasing investment into genotyping increased genetic gain, the increase was not proportional. Instead, increasing genotyping has a diminishing return and reaches a plateau. Our results showed that reallocating more than the resources of six phenotype records does not significatly improve the genetic gain (scenarios G5, G2, and G1). The reason for this is, that i) the accuracy for sire selection in general did not depend on the amount of genotyping, but was high regardless. Further on, the accuracy for male selection candidates was between 0.81 and 0.91 in genomic scenarios, hence there is little space to improve the accuracy; ii) high-genotyping scenarios genotyped nearly all or all females, therefore implemented maximum intensity of female selection; iii) the intensity of male selection was high in all high-genotyping scenarios. For example, moving from two to one control and investing the remaining into genotyping increased the intensity of male selection only between 1.0% and 2.7%. Our results are also in agreement with previous studies. Gonzales-Recio et al. showed that the contribution of an additional phenotype decreases with the number of females in the number of phenotypic reco</text:span><office:annotation office:name="__Annotation__5513_135805335"><dc:creator>Unknown Author</dc:creator><dc:date>2020-05-09T09:39:46.167553217</dc:date><text:p text:style-name="P29"><text:span text:style-name="T64">BUT we are removing it?????</text:span><text:span text:style-name="T64"><text:line-break/></text:span><text:span text:style-name="T64">MAYBE THIS IS NOT THE REFERNCE!!!!</text:span><text:span text:style-name="T64"><text:line-break/></text:span><text:span text:style-name="T64">MAYBE THIS IS THE BIJMA REFERNCE!</text:span><text:span text:style-name="T64"><text:line-break/></text:span><text:span text:style-name="T64">THIS REFERNCE GOES ABOVE!</text:span></text:p></office:annotation><text:span text:style-name="T63">r</text:span><office:annotation-end office:name="__Annotation__5513_135805335"/><text:span text:style-name="T63">ds already available. That is, when the number of phenoype records is small, an additional records has a larger value for genetic gain than when a large number of phenotype records are available. </text:span></text:p>
      <text:p text:style-name="P17"/>
      <text:p text:style-name="P9"><text:soft-page-break/><text:span text:style-name="T3">When we removed the initial reference population and build one “on-the fly”, we still observed </text:span><text:span text:style-name="T10">between </text:span><text:span text:style-name="T36"><text:s/>31% and 134%</text:span><text:span text:style-name="T3"> increase in genetic gain compared to the baseline regardless the amount and price of genotyping. </text:span><text:span text:style-name="T10">However, these scenarios implemented genomic selection with a delay, since they first had to accumulate 2000 genotypes. As expected, we therefore do not observe any increase over the baseline prior to the implementation of genomic selection. Hence, the more we invest into genotyping, the sooner we can implement genomic selection without harming the genetic gain due to reduced phenotyping in the transition period (</text:span><text:span text:style-name="T11">accumulation</text:span><text:span text:style-name="T10"> of genotypes period). </text:span><text:span text:style-name="T61">THIS IS WHERE THE BIJMA REFENCE COMES IN!!! Increasing the TP has a diminishing return!!!</text:span></text:p>
      <text:p text:style-name="P19"/>
      <text:p text:style-name="P20"/>
      <text:p text:style-name="P20"/>
      <text:p text:style-name="P10"><text:span text:style-name="T4">S</text:span><text:span text:style-name="T3">urprisingly, we achieved equal maximum genetic gain regardless the price of genotyping. </text:span><text:span text:style-name="T13">This was due to close to all or all females being genotyped in the best scenarios, the training population having the same number of animals, and the intensity of sire selection being high at al three price ratios.</text:span></text:p>
      <text:p text:style-name="P21"/>
      <text:p text:style-name="P22">2 Accuracy</text:p>
      <text:p text:style-name="P11"><text:span text:style-name="T3">In general, the accuracy did not decrease with reducing the number of phenotype records, since still also meant increasing the number of genotyped animals, which in turn maintained or even increased the prediction accuracy. The accuracy of un-phenotyped male candidates persisted high regardless</text:span><text:span text:style-name="T14"> the amount of genotyping and phenotyping, (and the price of genotyping). We only observed a slight significant drop in the accuracy when there was not training population present and we genotyped minimum number of animals. This resulted in a slow growth of the training population that thus reflected in the accuracy.</text:span></text:p>
      <text:p text:style-name="P13"><text:soft-page-break/><text:span text:style-name="T16">T</text:span><text:span text:style-name="T17">he genomic testing increased the accuracy for female candidates and dams. The reason for this lies in the fact, that genomic relatedness increases the genetic connectedn</text:span><text:span text:style-name="T33">ess </text:span><text:span text:style-name="T37">from different management units compared to that based on pedigree</text:span><text:span text:style-name="T33"> </text:span><text:span text:style-name="T34">(</text:span><text:span text:style-name="T35">Yu</text:span><text:span text:style-name="T38"> et al, 201</text:span><text:span text:style-name="T39">7</text:span><text:span text:style-name="T38">),</text:span><text:span text:style-name="T18"> </text:span><text:span text:style-name="T19">which in turn increases prediction accuracy </text:span><text:span text:style-name="T39">(Yu et al., 2018).</text:span><text:span text:style-name="T18"> </text:span><text:span text:style-name="T17">The accuracy also increased with increasing genotyping, despite reducing phenotyping, </text:span><text:span text:style-name="T20">since it increased the genetic connectedness </text:span><text:span text:style-name="T21">even further</text:span><text:span text:style-name="T20">. Genotyping more females also meant increasing the size of the reference population </text:span><text:span text:style-name="T21">and the prediction for more females benefiting from genomic information.</text:span></text:p>
      <text:p text:style-name="P14"><text:span text:style-name="T15">The accuracy of female candidates was lower than for male candidates, </text:span><text:span text:style-name="T22">since female candidates were not genotyped, while male were. </text:span><text:span text:style-name="T23">The accuracy for all females was in general lower than for male candidates. This was also true in the scenarios, where are dams were genotyped. T</text:span><text:span text:style-name="T40">his was because the male candidates have higher parent average, since xxx.</text:span></text:p>
      <text:p text:style-name="P23">A neat way to describe pedigree and genomic based models/selection/breeding - w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p>
      <text:p text:style-name="P23"/>
      <text:p text:style-name="P23"/>
      <text:p text:style-name="P15"><text:span text:style-name="T42">T</text:span><text:span text:style-name="T41">he trend for accuracy of sires was inconsistent between the scenarios. In the scenarios with an initial training population, the accuracy for sires decreased with increasing genotyping and decreasing phenotyping. </text:span><text:span text:style-name="T43">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span text:style-name="T44">When the initial </text:span><text:soft-page-break/><text:span text:style-name="T44">training population was not available, this trend was not observed. </text:span><text:span text:style-name="T45">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20"/>
      <text:p text:style-name="P12"><text:span text:style-name="T12">W</text:span><text:span text:style-name="T3">hen we remove the initial training population, </text:span><text:span text:style-name="T24">we observed a drop in the accuracy only in the low-genotyping scenarios. This was due to a combined effect of low heritability of the phenotype with only one phenotype recording</text:span></text:p>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84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5-09T09:47:58.900930473</dc:date>
    <meta:editing-duration>P2DT23H46M36S</meta:editing-duration>
    <meta:editing-cycles>3</meta:editing-cycles>
    <meta:generator>LibreOffice/6.2.8.2$Linux_X86_64 LibreOffice_project/20$Build-2</meta:generator>
    <meta:document-statistic meta:table-count="0" meta:image-count="0" meta:object-count="0" meta:page-count="6" meta:paragraph-count="18" meta:word-count="1536" meta:character-count="10248" meta:non-whitespace-character-count="8725"/>
  </office:meta>
</office:document-meta>
</file>